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Joint 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ean +</text:p>
          </table:table-cell>
          <table:table-cell office:value-type="string">
            <text:p>STD +</text:p>
          </table:table-cell>
          <table:table-cell office:value-type="string">
            <text:p>Mean -</text:p>
          </table:table-cell>
          <table:table-cell office:value-type="string">
            <text:p>STD -</text:p>
          </table:table-cell>
        </table:table-row>
        <table:table-row table:style-name="ro1">
          <table:table-cell office:value-type="float" office:value="-0.00063592">
            <text:p>-0.00063592</text:p>
          </table:table-cell>
          <table:table-cell office:value-type="string">
            <text:p>6.059e-06</text:p>
          </table:table-cell>
          <table:table-cell office:value-type="float" office:value="-0.00155">
            <text:p>-0.00155</text:p>
          </table:table-cell>
          <table:table-cell office:value-type="string">
            <text:p>4.0023e-06</text:p>
          </table:table-cell>
        </table:table-row>
        <table:table-row table:style-name="ro1">
          <table:table-cell office:value-type="float" office:value="-0.0006355">
            <text:p>-0.0006355</text:p>
          </table:table-cell>
          <table:table-cell office:value-type="string">
            <text:p>5.2979e-06</text:p>
          </table:table-cell>
          <table:table-cell office:value-type="float" office:value="-0.0016396">
            <text:p>-0.0016396</text:p>
          </table:table-cell>
          <table:table-cell office:value-type="string">
            <text:p>5.6713e-06</text:p>
          </table:table-cell>
        </table:table-row>
        <table:table-row table:style-name="ro1">
          <table:table-cell office:value-type="float" office:value="-0.00064361">
            <text:p>-0.00064361</text:p>
          </table:table-cell>
          <table:table-cell office:value-type="string">
            <text:p>5.5124e-06</text:p>
          </table:table-cell>
          <table:table-cell office:value-type="float" office:value="-0.0016629">
            <text:p>-0.0016629</text:p>
          </table:table-cell>
          <table:table-cell office:value-type="string">
            <text:p>5.7958e-06</text:p>
          </table:table-cell>
        </table:table-row>
        <table:table-row table:style-name="ro1">
          <table:table-cell office:value-type="float" office:value="-0.00065157">
            <text:p>-0.00065157</text:p>
          </table:table-cell>
          <table:table-cell office:value-type="string">
            <text:p>5.3386e-06</text:p>
          </table:table-cell>
          <table:table-cell office:value-type="float" office:value="-0.0016826">
            <text:p>-0.0016826</text:p>
          </table:table-cell>
          <table:table-cell office:value-type="string">
            <text:p>6.6456e-06</text:p>
          </table:table-cell>
        </table:table-row>
        <table:table-row table:style-name="ro1">
          <table:table-cell office:value-type="float" office:value="-0.00064114">
            <text:p>-0.00064114</text:p>
          </table:table-cell>
          <table:table-cell office:value-type="string">
            <text:p>6.525e-06</text:p>
          </table:table-cell>
          <table:table-cell office:value-type="float" office:value="-0.0017029">
            <text:p>-0.0017029</text:p>
          </table:table-cell>
          <table:table-cell office:value-type="string">
            <text:p>5.4331e-06</text:p>
          </table:table-cell>
        </table:table-row>
        <table:table-row table:style-name="ro1">
          <table:table-cell office:value-type="float" office:value="-0.00063529">
            <text:p>-0.00063529</text:p>
          </table:table-cell>
          <table:table-cell office:value-type="string">
            <text:p>3.7552e-06</text:p>
          </table:table-cell>
          <table:table-cell office:value-type="float" office:value="-0.0016983">
            <text:p>-0.0016983</text:p>
          </table:table-cell>
          <table:table-cell office:value-type="string">
            <text:p>6.916e-06</text:p>
          </table:table-cell>
        </table:table-row>
        <table:table-row table:style-name="ro1">
          <table:table-cell office:value-type="float" office:value="-0.00065246">
            <text:p>-0.00065246</text:p>
          </table:table-cell>
          <table:table-cell office:value-type="string">
            <text:p>1.2719e-05</text:p>
          </table:table-cell>
          <table:table-cell office:value-type="float" office:value="-0.0017206">
            <text:p>-0.0017206</text:p>
          </table:table-cell>
          <table:table-cell office:value-type="string">
            <text:p>5.8083e-06</text:p>
          </table:table-cell>
        </table:table-row>
        <table:table-row table:style-name="ro1">
          <table:table-cell office:value-type="float" office:value="-0.00064348">
            <text:p>-0.00064348</text:p>
          </table:table-cell>
          <table:table-cell office:value-type="string">
            <text:p>6.5109e-06</text:p>
          </table:table-cell>
          <table:table-cell office:value-type="float" office:value="-0.0017177">
            <text:p>-0.0017177</text:p>
          </table:table-cell>
          <table:table-cell office:value-type="string">
            <text:p>6.6024e-06</text:p>
          </table:table-cell>
        </table:table-row>
        <table:table-row table:style-name="ro1">
          <table:table-cell office:value-type="float" office:value="-0.000645">
            <text:p>-0.000645</text:p>
          </table:table-cell>
          <table:table-cell office:value-type="string">
            <text:p>7.1542e-06</text:p>
          </table:table-cell>
          <table:table-cell office:value-type="float" office:value="-0.0017105">
            <text:p>-0.0017105</text:p>
          </table:table-cell>
          <table:table-cell office:value-type="string">
            <text:p>7.2949e-06</text:p>
          </table:table-cell>
        </table:table-row>
        <table:table-row table:style-name="ro1">
          <table:table-cell office:value-type="float" office:value="-0.00063989">
            <text:p>-0.00063989</text:p>
          </table:table-cell>
          <table:table-cell office:value-type="string">
            <text:p>9.0983e-06</text:p>
          </table:table-cell>
          <table:table-cell office:value-type="float" office:value="-0.0017227">
            <text:p>-0.0017227</text:p>
          </table:table-cell>
          <table:table-cell office:value-type="string">
            <text:p>1.0202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-0.00155">
            <text:p>-0.00155</text:p>
          </table:table-cell>
          <table:table-cell/>
          <table:table-cell table:formula="of:=[.A2] - [.C2]" office:value-type="float" office:value="0.00091408">
            <text:p>0.00091408</text:p>
          </table:table-cell>
          <table:table-cell/>
        </table:table-row>
        <table:table-row table:style-name="ro1">
          <table:table-cell office:value-type="float" office:value="-0.0016396">
            <text:p>-0.0016396</text:p>
          </table:table-cell>
          <table:table-cell/>
          <table:table-cell table:formula="of:=[.A3] - [.C3]" office:value-type="float" office:value="0.0010041">
            <text:p>0.0010041</text:p>
          </table:table-cell>
          <table:table-cell/>
        </table:table-row>
        <table:table-row table:style-name="ro1">
          <table:table-cell office:value-type="float" office:value="-0.0016629">
            <text:p>-0.0016629</text:p>
          </table:table-cell>
          <table:table-cell/>
          <table:table-cell table:formula="of:=[.A4] - [.C4]" office:value-type="float" office:value="0.00101929">
            <text:p>0.00101929</text:p>
          </table:table-cell>
          <table:table-cell/>
        </table:table-row>
        <table:table-row table:style-name="ro1">
          <table:table-cell office:value-type="float" office:value="-0.0016826">
            <text:p>-0.0016826</text:p>
          </table:table-cell>
          <table:table-cell/>
          <table:table-cell table:formula="of:=[.A5] - [.C5]" office:value-type="float" office:value="0.00103103">
            <text:p>0.00103103</text:p>
          </table:table-cell>
          <table:table-cell/>
        </table:table-row>
        <table:table-row table:style-name="ro1">
          <table:table-cell office:value-type="float" office:value="-0.0017029">
            <text:p>-0.0017029</text:p>
          </table:table-cell>
          <table:table-cell/>
          <table:table-cell table:formula="of:=[.A6] - [.C6]" office:value-type="float" office:value="0.00106176">
            <text:p>0.00106176</text:p>
          </table:table-cell>
          <table:table-cell/>
        </table:table-row>
        <table:table-row table:style-name="ro1">
          <table:table-cell office:value-type="float" office:value="-0.0016983">
            <text:p>-0.0016983</text:p>
          </table:table-cell>
          <table:table-cell/>
          <table:table-cell table:formula="of:=[.A7] - [.C7]" office:value-type="float" office:value="0.00106301">
            <text:p>0.00106301</text:p>
          </table:table-cell>
          <table:table-cell/>
        </table:table-row>
        <table:table-row table:style-name="ro1">
          <table:table-cell office:value-type="float" office:value="-0.0017206">
            <text:p>-0.0017206</text:p>
          </table:table-cell>
          <table:table-cell/>
          <table:table-cell table:formula="of:=[.A8] - [.C8]" office:value-type="float" office:value="0.00106814">
            <text:p>0.00106814</text:p>
          </table:table-cell>
          <table:table-cell/>
        </table:table-row>
        <table:table-row table:style-name="ro1">
          <table:table-cell office:value-type="float" office:value="-0.0017177">
            <text:p>-0.0017177</text:p>
          </table:table-cell>
          <table:table-cell/>
          <table:table-cell table:formula="of:=[.A9] - [.C9]" office:value-type="float" office:value="0.00107422">
            <text:p>0.00107422</text:p>
          </table:table-cell>
          <table:table-cell/>
        </table:table-row>
        <table:table-row table:style-name="ro1">
          <table:table-cell office:value-type="float" office:value="-0.0017105">
            <text:p>-0.0017105</text:p>
          </table:table-cell>
          <table:table-cell/>
          <table:table-cell table:formula="of:=[.A10] - [.C10]" office:value-type="float" office:value="0.0010655">
            <text:p>0.0010655</text:p>
          </table:table-cell>
          <table:table-cell/>
        </table:table-row>
        <table:table-row table:style-name="ro1">
          <table:table-cell office:value-type="float" office:value="-0.0017227">
            <text:p>-0.0017227</text:p>
          </table:table-cell>
          <table:table-cell/>
          <table:table-cell table:formula="of:=[.A11] - [.C11]" office:value-type="float" office:value="0.00108281">
            <text:p>0.001082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STDEV([.A2:.A22]) * (180 / 3.14159)" office:value-type="float" office:value="0.0305937045631978">
            <text:p>0.0305937046</text:p>
          </table:table-cell>
          <table:table-cell/>
          <table:table-cell table:formula="of:=AVERAGE([.C13:.C22]) * (180 / 3.14159)" office:value-type="float" office:value="0.0594956439255282">
            <text:p>0.0594956439</text:p>
          </table:table-cell>
          <table:table-cell table:formula="of:= STDEV([.C13:.C22])" office:value-type="float" office:value="0.0000506370536706515">
            <text:p>5.06370536706515E-005</text:p>
          </table:table-cell>
        </table:table-row>
      </table:table>
      <table:table table:name="Joint 2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ean +</text:p>
          </table:table-cell>
          <table:table-cell office:value-type="string">
            <text:p>STD +</text:p>
          </table:table-cell>
          <table:table-cell office:value-type="string">
            <text:p>Mean -</text:p>
          </table:table-cell>
          <table:table-cell office:value-type="string">
            <text:p>STD -</text:p>
          </table:table-cell>
        </table:table-row>
        <table:table-row table:style-name="ro1">
          <table:table-cell office:value-type="float" office:value="0.0021912">
            <text:p>0.0021912</text:p>
          </table:table-cell>
          <table:table-cell office:value-type="string">
            <text:p>2.2276e-05</text:p>
          </table:table-cell>
          <table:table-cell office:value-type="float" office:value="-0.00011399">
            <text:p>-0.00011399</text:p>
          </table:table-cell>
          <table:table-cell office:value-type="string">
            <text:p>1.6211e-05</text:p>
          </table:table-cell>
        </table:table-row>
        <table:table-row table:style-name="ro1">
          <table:table-cell office:value-type="float" office:value="0.0022007">
            <text:p>0.0022007</text:p>
          </table:table-cell>
          <table:table-cell office:value-type="string">
            <text:p>1.4224e-05</text:p>
          </table:table-cell>
          <table:table-cell office:value-type="float" office:value="-0.00027879">
            <text:p>-0.00027879</text:p>
          </table:table-cell>
          <table:table-cell office:value-type="string">
            <text:p>2.3427e-05</text:p>
          </table:table-cell>
        </table:table-row>
        <table:table-row table:style-name="ro1">
          <table:table-cell office:value-type="float" office:value="0.0022747">
            <text:p>0.0022747</text:p>
          </table:table-cell>
          <table:table-cell office:value-type="string">
            <text:p>1.5769e-05</text:p>
          </table:table-cell>
          <table:table-cell office:value-type="float" office:value="-0.00032992">
            <text:p>-0.00032992</text:p>
          </table:table-cell>
          <table:table-cell office:value-type="string">
            <text:p>1.6972e-05</text:p>
          </table:table-cell>
        </table:table-row>
        <table:table-row table:style-name="ro1">
          <table:table-cell office:value-type="float" office:value="0.0022679">
            <text:p>0.0022679</text:p>
          </table:table-cell>
          <table:table-cell office:value-type="string">
            <text:p>1.5212e-05</text:p>
          </table:table-cell>
          <table:table-cell office:value-type="float" office:value="-0.00040398">
            <text:p>-0.00040398</text:p>
          </table:table-cell>
          <table:table-cell office:value-type="string">
            <text:p>2.2727e-05</text:p>
          </table:table-cell>
        </table:table-row>
        <table:table-row table:style-name="ro1">
          <table:table-cell office:value-type="float" office:value="0.0022862">
            <text:p>0.0022862</text:p>
          </table:table-cell>
          <table:table-cell office:value-type="string">
            <text:p>1.4039e-05</text:p>
          </table:table-cell>
          <table:table-cell office:value-type="float" office:value="-0.00046872">
            <text:p>-0.00046872</text:p>
          </table:table-cell>
          <table:table-cell office:value-type="string">
            <text:p>3.4028e-05</text:p>
          </table:table-cell>
        </table:table-row>
        <table:table-row table:style-name="ro1">
          <table:table-cell office:value-type="float" office:value="0.002292">
            <text:p>0.002292</text:p>
          </table:table-cell>
          <table:table-cell office:value-type="string">
            <text:p>1.3897e-05</text:p>
          </table:table-cell>
          <table:table-cell office:value-type="float" office:value="-0.00042931">
            <text:p>-0.00042931</text:p>
          </table:table-cell>
          <table:table-cell office:value-type="string">
            <text:p>4.9773e-05</text:p>
          </table:table-cell>
        </table:table-row>
        <table:table-row table:style-name="ro1">
          <table:table-cell office:value-type="float" office:value="0.0023005">
            <text:p>0.0023005</text:p>
          </table:table-cell>
          <table:table-cell office:value-type="string">
            <text:p>1.3573e-05</text:p>
          </table:table-cell>
          <table:table-cell office:value-type="float" office:value="-0.00045556">
            <text:p>-0.00045556</text:p>
          </table:table-cell>
          <table:table-cell office:value-type="string">
            <text:p>4.8701e-05</text:p>
          </table:table-cell>
        </table:table-row>
        <table:table-row table:style-name="ro1">
          <table:table-cell office:value-type="float" office:value="0.0023024">
            <text:p>0.0023024</text:p>
          </table:table-cell>
          <table:table-cell office:value-type="string">
            <text:p>1.5116e-05</text:p>
          </table:table-cell>
          <table:table-cell office:value-type="float" office:value="-0.00052592">
            <text:p>-0.00052592</text:p>
          </table:table-cell>
          <table:table-cell office:value-type="string">
            <text:p>2.901e-05</text:p>
          </table:table-cell>
        </table:table-row>
        <table:table-row table:style-name="ro1">
          <table:table-cell office:value-type="float" office:value="0.0023267">
            <text:p>0.0023267</text:p>
          </table:table-cell>
          <table:table-cell office:value-type="string">
            <text:p>1.1826e-05</text:p>
          </table:table-cell>
          <table:table-cell office:value-type="float" office:value="-0.0005072">
            <text:p>-0.0005072</text:p>
          </table:table-cell>
          <table:table-cell office:value-type="string">
            <text:p>3.2724e-05</text:p>
          </table:table-cell>
        </table:table-row>
        <table:table-row table:style-name="ro1">
          <table:table-cell office:value-type="float" office:value="0.0023086">
            <text:p>0.0023086</text:p>
          </table:table-cell>
          <table:table-cell office:value-type="string">
            <text:p>1.1987e-05</text:p>
          </table:table-cell>
          <table:table-cell office:value-type="float" office:value="-0.00051603">
            <text:p>-0.00051603</text:p>
          </table:table-cell>
          <table:table-cell office:value-type="string">
            <text:p>2.714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-0.00011399">
            <text:p>-0.00011399</text:p>
          </table:table-cell>
          <table:table-cell/>
          <table:table-cell table:formula="of:=[.A2] - [.C2]" office:value-type="float" office:value="0.00230519">
            <text:p>0.00230519</text:p>
          </table:table-cell>
          <table:table-cell/>
        </table:table-row>
        <table:table-row table:style-name="ro1">
          <table:table-cell office:value-type="float" office:value="-0.00027879">
            <text:p>-0.00027879</text:p>
          </table:table-cell>
          <table:table-cell/>
          <table:table-cell table:formula="of:=[.A3] - [.C3]" office:value-type="float" office:value="0.00247949">
            <text:p>0.00247949</text:p>
          </table:table-cell>
          <table:table-cell/>
        </table:table-row>
        <table:table-row table:style-name="ro1">
          <table:table-cell office:value-type="float" office:value="-0.00032992">
            <text:p>-0.00032992</text:p>
          </table:table-cell>
          <table:table-cell/>
          <table:table-cell table:formula="of:=[.A4] - [.C4]" office:value-type="float" office:value="0.00260462">
            <text:p>0.00260462</text:p>
          </table:table-cell>
          <table:table-cell/>
        </table:table-row>
        <table:table-row table:style-name="ro1">
          <table:table-cell office:value-type="float" office:value="-0.00040398">
            <text:p>-0.00040398</text:p>
          </table:table-cell>
          <table:table-cell/>
          <table:table-cell table:formula="of:=[.A5] - [.C5]" office:value-type="float" office:value="0.00267188">
            <text:p>0.00267188</text:p>
          </table:table-cell>
          <table:table-cell/>
        </table:table-row>
        <table:table-row table:style-name="ro1">
          <table:table-cell office:value-type="float" office:value="-0.00046872">
            <text:p>-0.00046872</text:p>
          </table:table-cell>
          <table:table-cell/>
          <table:table-cell table:formula="of:=[.A6] - [.C6]" office:value-type="float" office:value="0.00275492">
            <text:p>0.00275492</text:p>
          </table:table-cell>
          <table:table-cell/>
        </table:table-row>
        <table:table-row table:style-name="ro1">
          <table:table-cell office:value-type="float" office:value="-0.00042931">
            <text:p>-0.00042931</text:p>
          </table:table-cell>
          <table:table-cell/>
          <table:table-cell table:formula="of:=[.A7] - [.C7]" office:value-type="float" office:value="0.00272131">
            <text:p>0.00272131</text:p>
          </table:table-cell>
          <table:table-cell/>
        </table:table-row>
        <table:table-row table:style-name="ro1">
          <table:table-cell office:value-type="float" office:value="-0.00045556">
            <text:p>-0.00045556</text:p>
          </table:table-cell>
          <table:table-cell/>
          <table:table-cell table:formula="of:=[.A8] - [.C8]" office:value-type="float" office:value="0.00275606">
            <text:p>0.00275606</text:p>
          </table:table-cell>
          <table:table-cell/>
        </table:table-row>
        <table:table-row table:style-name="ro1">
          <table:table-cell office:value-type="float" office:value="-0.00052592">
            <text:p>-0.00052592</text:p>
          </table:table-cell>
          <table:table-cell/>
          <table:table-cell table:formula="of:=[.A9] - [.C9]" office:value-type="float" office:value="0.00282832">
            <text:p>0.00282832</text:p>
          </table:table-cell>
          <table:table-cell/>
        </table:table-row>
        <table:table-row table:style-name="ro1">
          <table:table-cell office:value-type="float" office:value="-0.0005072">
            <text:p>-0.0005072</text:p>
          </table:table-cell>
          <table:table-cell/>
          <table:table-cell table:formula="of:=[.A10] - [.C10]" office:value-type="float" office:value="0.0028339">
            <text:p>0.0028339</text:p>
          </table:table-cell>
          <table:table-cell/>
        </table:table-row>
        <table:table-row table:style-name="ro1">
          <table:table-cell office:value-type="float" office:value="-0.00051603">
            <text:p>-0.00051603</text:p>
          </table:table-cell>
          <table:table-cell/>
          <table:table-cell table:formula="of:=[.A11] - [.C11]" office:value-type="float" office:value="0.00282463">
            <text:p>0.002824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STDEV([.A2:.A22]) * (180 / 3.14159)" office:value-type="float" office:value="0.0788983804587759">
            <text:p>0.0788983805</text:p>
          </table:table-cell>
          <table:table-cell/>
          <table:table-cell table:formula="of:=AVERAGE([.C13:.C22]) * (180 / 3.14159)" office:value-type="float" office:value="0.153440060606253">
            <text:p>0.1534400606</text:p>
          </table:table-cell>
          <table:table-cell table:formula="of:= STDEV([.C13:.C22])" office:value-type="float" office:value="0.000171950464494865">
            <text:p>0.0001719505</text:p>
          </table:table-cell>
        </table:table-row>
      </table:table>
      <table:table table:name="Joint 3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ean +</text:p>
          </table:table-cell>
          <table:table-cell office:value-type="string">
            <text:p>STD +</text:p>
          </table:table-cell>
          <table:table-cell office:value-type="string">
            <text:p>Mean -</text:p>
          </table:table-cell>
          <table:table-cell office:value-type="string">
            <text:p>STD -</text:p>
          </table:table-cell>
        </table:table-row>
        <table:table-row table:style-name="ro1">
          <table:table-cell office:value-type="float" office:value="0.099998">
            <text:p>0.099998</text:p>
          </table:table-cell>
          <table:table-cell office:value-type="string">
            <text:p>6.9739e-17</text:p>
          </table:table-cell>
          <table:table-cell office:value-type="float" office:value="0.099993">
            <text:p>0.099993</text:p>
          </table:table-cell>
          <table:table-cell office:value-type="string">
            <text:p>1.1158e-16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1.8132e-16</text:p>
          </table:table-cell>
          <table:table-cell office:value-type="float" office:value="0.09997">
            <text:p>0.09997</text:p>
          </table:table-cell>
          <table:table-cell office:value-type="string">
            <text:p>8.369e-1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1.8132e-16</text:p>
          </table:table-cell>
          <table:table-cell office:value-type="float" office:value="0.099992">
            <text:p>0.099992</text:p>
          </table:table-cell>
          <table:table-cell office:value-type="string">
            <text:p>2.7895e-17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office:value-type="string">
            <text:p>1.2553e-16</text:p>
          </table:table-cell>
          <table:table-cell office:value-type="float" office:value="0.099971">
            <text:p>0.099971</text:p>
          </table:table-cell>
          <table:table-cell office:value-type="string">
            <text:p>6.9739e-1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9.7634e-17</text:p>
          </table:table-cell>
          <table:table-cell office:value-type="float" office:value="0.099965">
            <text:p>0.099965</text:p>
          </table:table-cell>
          <table:table-cell office:value-type="string">
            <text:p>9.7634e-17</text:p>
          </table:table-cell>
        </table:table-row>
        <table:table-row table:style-name="ro1">
          <table:table-cell office:value-type="float" office:value="0.099995">
            <text:p>0.099995</text:p>
          </table:table-cell>
          <table:table-cell office:value-type="string">
            <text:p>2.0922e-16</text:p>
          </table:table-cell>
          <table:table-cell office:value-type="float" office:value="0.099976">
            <text:p>0.099976</text:p>
          </table:table-cell>
          <table:table-cell office:value-type="string">
            <text:p>1.2552e-16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office:value-type="string">
            <text:p>2.0922e-16</text:p>
          </table:table-cell>
          <table:table-cell office:value-type="float" office:value="0.099975">
            <text:p>0.099975</text:p>
          </table:table-cell>
          <table:table-cell office:value-type="string">
            <text:p>5.5788e-17</text:p>
          </table:table-cell>
        </table:table-row>
        <table:table-row table:style-name="ro1">
          <table:table-cell office:value-type="float" office:value="0.10001">
            <text:p>0.10001</text:p>
          </table:table-cell>
          <table:table-cell office:value-type="string">
            <text:p>6.9739e-17</text:p>
          </table:table-cell>
          <table:table-cell office:value-type="float" office:value="0.099978">
            <text:p>0.099978</text:p>
          </table:table-cell>
          <table:table-cell office:value-type="string">
            <text:p>4.1843e-17</text:p>
          </table:table-cell>
        </table:table-row>
        <table:table-row table:style-name="ro1">
          <table:table-cell office:value-type="float" office:value="0.10002">
            <text:p>0.10002</text:p>
          </table:table-cell>
          <table:table-cell office:value-type="string">
            <text:p>1.3948e-17</text:p>
          </table:table-cell>
          <table:table-cell office:value-type="float" office:value="0.099986">
            <text:p>0.099986</text:p>
          </table:table-cell>
          <table:table-cell office:value-type="string">
            <text:p>6.126e-07</text:p>
          </table:table-cell>
        </table:table-row>
        <table:table-row table:style-name="ro1">
          <table:table-cell office:value-type="float" office:value="0.099998">
            <text:p>0.099998</text:p>
          </table:table-cell>
          <table:table-cell office:value-type="string">
            <text:p>1.2963e-07</text:p>
          </table:table-cell>
          <table:table-cell office:value-type="float" office:value="0.099989">
            <text:p>0.099989</text:p>
          </table:table-cell>
          <table:table-cell office:value-type="string">
            <text:p>5.5791e-1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099993">
            <text:p>0.099993</text:p>
          </table:table-cell>
          <table:table-cell/>
          <table:table-cell table:formula="of:=[.A2] - [.C2]" office:value-type="float" office:value="0.00000499999999999112">
            <text:p>0.000005</text:p>
          </table:table-cell>
          <table:table-cell/>
        </table:table-row>
        <table:table-row table:style-name="ro1">
          <table:table-cell office:value-type="float" office:value="0.09997">
            <text:p>0.09997</text:p>
          </table:table-cell>
          <table:table-cell/>
          <table:table-cell table:formula="of:=[.A3] - [.C3]" office:value-type="float" office:value="0.0000300000000000022">
            <text:p>0.00003</text:p>
          </table:table-cell>
          <table:table-cell/>
        </table:table-row>
        <table:table-row table:style-name="ro1">
          <table:table-cell office:value-type="float" office:value="0.099992">
            <text:p>0.099992</text:p>
          </table:table-cell>
          <table:table-cell/>
          <table:table-cell table:formula="of:=[.A4] - [.C4]" office:value-type="float" office:value="0.000008000000000008">
            <text:p>0.000008</text:p>
          </table:table-cell>
          <table:table-cell/>
        </table:table-row>
        <table:table-row table:style-name="ro1">
          <table:table-cell office:value-type="float" office:value="0.099971">
            <text:p>0.099971</text:p>
          </table:table-cell>
          <table:table-cell/>
          <table:table-cell table:formula="of:=[.A5] - [.C5]" office:value-type="float" office:value="0.0000390000000000112">
            <text:p>0.000039</text:p>
          </table:table-cell>
          <table:table-cell/>
        </table:table-row>
        <table:table-row table:style-name="ro1">
          <table:table-cell office:value-type="float" office:value="0.099965">
            <text:p>0.099965</text:p>
          </table:table-cell>
          <table:table-cell/>
          <table:table-cell table:formula="of:=[.A6] - [.C6]" office:value-type="float" office:value="0.0000350000000000072">
            <text:p>0.000035</text:p>
          </table:table-cell>
          <table:table-cell/>
        </table:table-row>
        <table:table-row table:style-name="ro1">
          <table:table-cell office:value-type="float" office:value="0.099976">
            <text:p>0.099976</text:p>
          </table:table-cell>
          <table:table-cell/>
          <table:table-cell table:formula="of:=[.A7] - [.C7]" office:value-type="float" office:value="0.0000190000000000051">
            <text:p>0.000019</text:p>
          </table:table-cell>
          <table:table-cell/>
        </table:table-row>
        <table:table-row table:style-name="ro1">
          <table:table-cell office:value-type="float" office:value="0.099975">
            <text:p>0.099975</text:p>
          </table:table-cell>
          <table:table-cell/>
          <table:table-cell table:formula="of:=[.A8] - [.C8]" office:value-type="float" office:value="0.0000350000000000072">
            <text:p>0.000035</text:p>
          </table:table-cell>
          <table:table-cell/>
        </table:table-row>
        <table:table-row table:style-name="ro1">
          <table:table-cell office:value-type="float" office:value="0.099978">
            <text:p>0.099978</text:p>
          </table:table-cell>
          <table:table-cell/>
          <table:table-cell table:formula="of:=[.A9] - [.C9]" office:value-type="float" office:value="0.0000320000000000042">
            <text:p>0.000032</text:p>
          </table:table-cell>
          <table:table-cell/>
        </table:table-row>
        <table:table-row table:style-name="ro1">
          <table:table-cell office:value-type="float" office:value="0.099986">
            <text:p>0.099986</text:p>
          </table:table-cell>
          <table:table-cell/>
          <table:table-cell table:formula="of:=[.A10] - [.C10]" office:value-type="float" office:value="0.0000340000000000201">
            <text:p>0.000034</text:p>
          </table:table-cell>
          <table:table-cell/>
        </table:table-row>
        <table:table-row table:style-name="ro1">
          <table:table-cell office:value-type="float" office:value="0.099989">
            <text:p>0.099989</text:p>
          </table:table-cell>
          <table:table-cell/>
          <table:table-cell table:formula="of:=[.A11] - [.C11]" office:value-type="float" office:value="0.00000899999999999512">
            <text:p>0.0000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STDEV([.A2:.A22]) * (180 / 3.14159)" office:value-type="float" office:value="0.000878741412311471">
            <text:p>0.0008787414</text:p>
          </table:table-cell>
          <table:table-cell/>
          <table:table-cell table:formula="of:=AVERAGE([.C13:.C22]) * (180 / 3.14159)" office:value-type="float" office:value="0.00140947736655672">
            <text:p>0.0014094774</text:p>
          </table:table-cell>
          <table:table-cell table:formula="of:= STDEV([.C13:.C22])" office:value-type="float" office:value="0.0000130401090656706">
            <text:p>1.30401090656706E-0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2/22/2017</text:date>, <text:time>16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05:04.36</meta:creation-date>
    <dc:date>2017-02-22T16:24:55.79</dc:date>
    <meta:editing-duration>PT1H10M51S</meta:editing-duration>
    <meta:editing-cycles>8</meta:editing-cycles>
    <meta:generator>OpenOffice/4.1.2$Win32 OpenOffice.org_project/412m3$Build-9782</meta:generator>
    <meta:document-statistic meta:table-count="3" meta:cell-count="201" meta:object-count="0"/>
  </office:meta>
</office:document-meta>
</file>